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0000000100E315EDB1871162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P2" style:family="paragraph" style:parent-style-name="Heading_20_1">
      <style:text-properties officeooo:rsid="00f8f7f7" officeooo:paragraph-rsid="00f8f7f7"/>
    </style:style>
    <style:style style:name="P3" style:family="paragraph" style:parent-style-name="Standard">
      <style:text-properties style:font-name="Noto Sans Light" fo:font-size="7pt" officeooo:paragraph-rsid="0087b226" style:font-size-asian="7pt" style:font-size-complex="7pt"/>
    </style:style>
    <style:style style:name="P4" style:family="paragraph" style:parent-style-name="Standard">
      <style:text-properties style:font-name="Noto Sans Light" fo:font-size="7pt" officeooo:paragraph-rsid="00fad64f" style:font-size-asian="7pt" style:font-size-complex="7pt"/>
    </style:style>
    <style:style style:name="P5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P6" style:family="paragraph" style:parent-style-name="Standard">
      <style:text-properties style:font-name="Noto Sans Light" fo:font-size="7pt" officeooo:paragraph-rsid="0087b226" style:font-size-asian="7pt" style:font-size-complex="7pt"/>
    </style:style>
    <style:style style:name="P7" style:family="paragraph" style:parent-style-name="Standard">
      <style:text-properties style:font-name="Noto Sans Light" fo:font-size="7pt" officeooo:paragraph-rsid="00fad64f" style:font-size-asian="7pt" style:font-size-complex="7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text-properties fo:color="#2f5361" loext:opacity="100%" style:font-name="Source Sans Pro"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-color="#73ba25"/>
    </style:style>
    <style:style style:name="T1" style:family="text">
      <style:text-properties officeooo:rsid="00e13d36"/>
    </style:style>
    <style:style style:name="T2" style:family="text">
      <style:text-properties officeooo:rsid="000a67a7"/>
    </style:style>
    <style:style style:name="T3" style:family="text">
      <style:text-properties officeooo:rsid="00f48b02"/>
    </style:style>
    <style:style style:name="T4" style:family="text">
      <style:text-properties officeooo:rsid="00f5fc30"/>
    </style:style>
    <style:style style:name="T5" style:family="text">
      <style:text-properties officeooo:rsid="00f77b8f"/>
    </style:style>
    <style:style style:name="T6" style:family="text">
      <style:text-properties officeooo:rsid="00f8b8f0"/>
    </style:style>
    <style:style style:name="T7" style:family="text">
      <style:text-properties officeooo:rsid="00f8f7f7"/>
    </style:style>
    <style:style style:name="T8" style:family="text">
      <style:text-properties officeooo:rsid="00fad64f"/>
    </style:style>
    <style:style style:name="T9" style:family="text">
      <style:text-properties officeooo:rsid="00fe0527"/>
    </style:style>
    <style:style style:name="T10" style:family="text">
      <style:text-properties fo:color="#2f5361" loext:opacity="100%" style:font-name="Noto Sans Light1" fo:font-size="7pt" fo:font-weight="normal" style:font-size-asian="7pt" style:font-weight-asian="normal" style:font-size-complex="7pt" style:font-weight-complex="normal"/>
    </style:style>
    <style:style style:name="T11" style:family="text">
      <style:text-properties fo:color="#2f5361" loext:opacity="100%" style:font-name="Source Sans Pro" fo:font-weight="bold" style:font-weight-asian="bold" style:font-weight-complex="bold"/>
    </style:style>
    <style:style style:name="T12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none" draw:fill="none" draw:fill-color="#ffffff" fo:min-height="0.33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82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2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aký je hlavní cíl projektu openSUSE?</text:h>
      <text:p text:style-name="P3">a) Podpora a šíření otevřeného software</text:p>
      <text:p text:style-name="P3">b) Vývoj mobilních aplikací</text:p>
      <text:p text:style-name="P3">c) Produkce videoher</text:p>
      <text:p text:style-name="P3">d) Výzkum v oblasti umělé intelligence</text:p>
      <text:p text:style-name="P3"/>
      <text:h text:style-name="Heading_20_1" text:outline-level="1">Kde se nachází největší kancelář společnosti SUSE?</text:h>
      <text:p text:style-name="P3">a) Praha, Česká republika</text:p>
      <text:p text:style-name="P3">b) Norimberk, Německo</text:p>
      <text:p text:style-name="P3">c) Provo, USA</text:p>
      <text:p text:style-name="P3">d) Gran Canaria, Španělsko</text:p>
      <text:p text:style-name="P3"/>
      <text:h text:style-name="P2" text:outline-level="1">Co je to Aeon a Kalpa?</text:h>
      <text:p text:style-name="P3">a) <text:span text:style-name="T7">Moderní </text:span>“<text:span text:style-name="T7">Immutable” desktop s GNOME a KDE</text:span></text:p>
      <text:p text:style-name="P3">b) <text:span text:style-name="T7">Rolling distribuce s transakčními aktualizacemi využívající flatpaky na desktopu</text:span></text:p>
      <text:p text:style-name="P3">c) <text:span text:style-name="T8">Distribuce</text:span><text:span text:style-name="T7"> postaven</text:span><text:span text:style-name="T8">é </text:span><text:span text:style-name="T7">nad MicroOS</text:span></text:p>
      <text:p text:style-name="P4">d) Všechny možnosti jsou správně</text:p>
      <text:p text:style-name="P4"/>
      <text:h text:style-name="Heading_20_1" text:outline-level="1">Jak se jmenuje maskot projektu openSUSE?</text:h>
      <text:p text:style-name="P3">a) Jackson</text:p>
      <text:p text:style-name="P3">b) Pascal</text:p>
      <text:p text:style-name="P3">c) Geeko</text:p>
      <text:p text:style-name="P3">d) Squirtle</text:p>
      <text:p text:style-name="P3"/>
      <text:h text:style-name="Heading_20_1" text:outline-level="1">Která rolovací distribuce je rychlejší než Leap a pomalejší než Tumbleweed?</text:h>
      <text:p text:style-name="P3">a) TumbleSlow</text:p>
      <text:p text:style-name="P3">b) FastLeap</text:p>
      <text:p text:style-name="P3">c) Slowroll</text:p>
      <text:p text:style-name="P3">d) SpeedWeed</text:p>
      <text:p text:style-name="P3"/>
      <text:h text:style-name="Heading_20_1" text:outline-level="1">Jaké typy openSUSE distribucí máme?</text:h>
      <text:p text:style-name="P3">a) Tradiční a Micro (Immutable), oba <text:span text:style-name="T6">typy </text:span><text:span text:style-name="T3">pak </text:span>mohou být buď rolling nebo <text:span text:style-name="T9">s tradičními vydaními</text:span></text:p>
      <text:p text:style-name="P3">b) Aktivní a neaktivní</text:p>
      <text:p text:style-name="P3">c) Horké a studené</text:p>
      <text:p text:style-name="P3">d) Stabilní a nestabilní</text:p>
      <text:p text:style-name="P3"/>
      <text:h text:style-name="Heading_20_1" text:outline-level="1">Jaký je aktuální výchozí souborový systém v openSUSE Leap?</text:h>
      <text:p text:style-name="P3">a) Raiserfs</text:p>
      <text:p text:style-name="P3">b) InterPlanetary File System</text:p>
      <text:p text:style-name="P3">c) Btrfs</text:p>
      <text:p text:style-name="P3">d) XFS</text:p>
      <text:h text:style-name="Heading_20_1" text:outline-level="1"><text:soft-page-break/>Co znamená zkratka "YaST" v openSUSE?</text:h>
      <text:p text:style-name="P3">a) Yet another Software Tool</text:p>
      <text:p text:style-name="P3">b) Yet another Setup Tool</text:p>
      <text:p text:style-name="P3">c) Your advanced System Toolbox</text:p>
      <text:p text:style-name="P3">d) Your all-in-one Software Terminal</text:p>
      <text:p text:style-name="P3"/>
      <text:h text:style-name="Heading_20_1" text:outline-level="1">Která openSUSE distribuce je optimalizována pro běh kontejnerů a mikroslužeb?</text:h>
      <text:p text:style-name="P3">a) MicroOS</text:p>
      <text:p text:style-name="P3">b) Tumbleweed</text:p>
      <text:p text:style-name="P3">c) Leap</text:p>
      <text:p text:style-name="P3">d) Nano</text:p>
      <text:p text:style-name="P3"/>
      <text:h text:style-name="Heading_20_1" text:outline-level="1">Jaký je slogan openSUSE?</text:h>
      <text:p text:style-name="P3">a) "Have a lot of fun!"</text:p>
      <text:p text:style-name="P3">b) "Innovate and Collaborate"</text:p>
      <text:p text:style-name="P3">c) "Open Source, Open Future"</text:p>
      <text:p text:style-name="P3">d) "Power to the Users"</text:p>
      <text:p text:style-name="P3"/>
      <text:h text:style-name="Heading_20_1" text:outline-level="1">Odkud můžete nainstalovat dodatečné balíčky, které se nedostali do <text:s/>distribuc<text:span text:style-name="T4">e</text:span>?</text:h>
      <text:p text:style-name="P3">a) Jedním klikem ze software.opensuse.org</text:p>
      <text:p text:style-name="P3">b) Přebíráním nepřeberného množství projektů v OBS build.opensuse.org</text:p>
      <text:p text:style-name="P3">c) <text:span text:style-name="T5">Skrze opi, z</text:span> <text:span text:style-name="T5">p</text:span>ackman repozitáře nebo třeba z flathubu</text:p>
      <text:p text:style-name="P3">d) Všechny možnosti jsou správně</text:p>
      <text:p text:style-name="P3"/>
      <text:h text:style-name="Heading_20_1" text:outline-level="1">V jakém roce byl vytvořen projekt openSUSE?</text:h>
      <text:p text:style-name="P3">a) 2047</text:p>
      <text:p text:style-name="P3">b) 0 n.l. (0 AD)</text:p>
      <text:p text:style-name="P3">c) 2005</text:p>
      <text:p text:style-name="P3">d) 1991</text:p>
      <text:p text:style-name="P3"/>
      <text:h text:style-name="Heading_20_1" text:outline-level="1">Který z následujících správců balíčků je standardně používán v openSUSE?</text:h>
      <text:p text:style-name="P3">a) Yum</text:p>
      <text:p text:style-name="P3">b) DNF</text:p>
      <text:p text:style-name="P3">c) Zypper</text:p>
      <text:p text:style-name="P3">d) Pacma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Noto Sans SC Regular" svg:font-family="'Noto Sans SC Regular'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0299in" fo:margin-bottom="0.0402in" style:contextual-spacing="false"/>
      <style:text-properties fo:color="#2f5361" loext:opacity="100%" style:font-name="Noto Sans Light" fo:font-family="'Noto Sans Light'" style:font-family-generic="swiss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MP2" style:family="paragraph">
      <loext:graphic-properties draw:fill-color="#73ba25"/>
    </style:style>
    <style:style style:name="MP3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P4" style:family="paragraph">
      <loext:graphic-properties draw:fill="none" draw:fill-color="#ffffff"/>
      <style:text-properties fo:color="#2f5361" loext:opacity="100%" style:font-name="Source Sans Pro" fo:font-weight="bold" style:font-weight-asian="bold" style:font-weight-complex="bold"/>
    </style:style>
    <style:style style:name="MP5" style:family="paragraph"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</style:style>
    <style:style style:name="MT1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T2" style:family="text">
      <style:text-properties fo:color="#2f5361" loext:opacity="100%" style:font-name="Source Sans Pro" fo:font-weight="bold" style:font-weight-asian="bold" style:font-weight-complex="bold"/>
    </style:style>
    <style:style style:name="MT3" style:family="text">
      <style:text-properties officeooo:rsid="00e13d36"/>
    </style:style>
    <style:style style:name="MT4" style:family="text">
      <style:text-properties officeooo:rsid="000a67a7"/>
    </style:style>
    <style:style style:name="MT5" style:family="text">
      <style:text-properties fo:color="#2f5361" loext:opacity="100%" style:font-name="Noto Sans Light1" fo:font-size="7pt" fo:font-weight="normal" style:font-size-asian="7pt" style:font-weight-asian="normal" style:font-size-complex="7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32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color="#000000" draw:fill="none" draw:fill-color="#ffffff" fo:min-height="0.282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none" draw:fill-color="#ffffff" fo:min-height="0.33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201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4" draw:name="Shape 2" draw:style-name="Mgr1" draw:text-style-name="MP2" svg:width="5.8295in" svg:height="0.0516in" svg:x="-1.0402in" svg:y="-0.7874in"><text:p/><draw:enhanced-geometry svg:viewBox="0 0 21600 21600" draw:type="rectangle" draw:enhanced-path="M 0 0 L 21600 0 21600 21600 0 21600 0 0 Z N"/></draw:custom-shape><draw:frame text:anchor-type="paragraph" draw:z-index="8" draw:name="Text Frame 3" draw:style-name="Mgr2" draw:text-style-name="MP3" svg:width="1.0488in" svg:height="0.3232in" svg:x="3.7535in" svg:y="-0.6055in"><draw:text-box><text:p><text:span text:style-name="MT1">openSUSE</text:span></text:p></draw:text-box></draw:frame><draw:frame text:anchor-type="paragraph" draw:z-index="10" draw:name="Text Frame 4" draw:style-name="Mgr3" draw:text-style-name="MP4" svg:width="0.9598in" svg:height="0.2831in" svg:x="3.7535in" svg:y="-0.4055in"><draw:text-box><text:p><text:span text:style-name="MT2">QU1Z!</text:span></text:p></draw:text-box></draw:frame><draw:frame draw:style-name="Mfr1" draw:name="Image1 Copy 1" text:anchor-type="char" svg:x="3.1217in" svg:y="-0.6736in" svg:width="0.5591in" svg:height="0.5555in" draw:z-index="5"><draw:image xlink:href="Pictures/100000010000010000000100E315EDB187116230.png" xlink:type="simple" xlink:show="embed" xlink:actuate="onLoad" draw:mime-type="image/png"/></draw:frame><text:span text:style-name="MT3">Vaše Jméno</text:span>:<text:span text:style-name="MT4">______________________</text:span></text:p>
      </style:header>
      <style:footer>
        <text:p text:style-name="Footer"><draw:frame text:anchor-type="paragraph" draw:z-index="12" draw:name="Text Frame 5" draw:style-name="Mgr4" draw:text-style-name="MP6" svg:width="5.2768in" svg:height="0.3335in" svg:x="-0.6063in" svg:y="0.5264in"><draw:text-box><text:p text:style-name="MP5"><text:span text:style-name="MT5">Kvíz má dvě strany. Nezapomeňte se podepsat, jinak Vás nebudeme moci přidat do loterie o dárkové předměty.</text:span></text:p><text:p text:style-name="MP5"><text:span text:style-name="MT5">Ceny obdrží pouze ti, kteří budou fyzicky přítomni při slosovaní.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2:59:31.293423798</meta:creation-date>
    <dc:date>2024-03-22T16:20:49.900837959</dc:date>
    <meta:editing-duration>PT7H20M35S</meta:editing-duration>
    <meta:editing-cycles>195</meta:editing-cycles>
    <meta:generator>LibreOffice/7.6.2.1$Linux_X86_64 LibreOffice_project/60$Build-1</meta:generator>
    <meta:print-date>2024-03-22T16:21:01.383525999</meta:print-date>
    <meta:printed-by>PDF files</meta:printed-by>
    <meta:document-statistic meta:table-count="0" meta:image-count="2" meta:object-count="0" meta:page-count="2" meta:paragraph-count="67" meta:word-count="410" meta:character-count="1941" meta:non-whitespace-character-count="1696"/>
  </office:meta>
</office:document-meta>
</file>